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04"/>
    <style:style style:name="ce4" style:family="table-cell" style:parent-style-name="Default" style:data-style-name="N11"/>
  </office:automatic-styles>
  <office:body>
    <office:spreadsheet>
      <table:table table:name="Savings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3"/>
          <table:table-cell table:style-name="ce3" office:value-type="currency" office:currency="USD" office:value="100">
            <text:p>$100.00</text:p>
          </table:table-cell>
          <table:table-cell office:value-type="string">
            <text:p><text:s/>= Principle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4" office:value-type="percentage" office:value="0.06">
            <text:p>6.00%</text:p>
          </table:table-cell>
          <table:table-cell office:value-type="string">
            <text:p><text:s/>= Interest Rate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>
            <text:p>Beg of Year</text:p>
          </table:table-cell>
          <table:table-cell table:style-name="ce1" office:value-type="string">
            <text:p>End of Year</text:p>
          </table:table-cell>
          <table:table-cell table:style-name="ce1"/>
          <table:table-cell table:number-columns-repeated="3"/>
        </table:table-row>
        <table:table-row table:style-name="ro1">
          <table:table-cell/>
          <table:table-cell office:value-type="string">
            <text:p>Years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inciple</text:p>
          </table:table-cell>
          <table:table-cell table:style-name="ce1" office:value-type="string">
            <text:p>Interest</text:p>
          </table:table-cell>
          <table:table-cell table:style-name="ce1" table:number-columns-repeated="4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2" office:value-type="float" office:value="2022">
            <text:p>2022</text:p>
          </table:table-cell>
          <table:table-cell table:style-name="ce1" table:formula="of:=[.D5]" office:value-type="currency" office:currency="USD" office:value="100">
            <text:p>$100.00</text:p>
          </table:table-cell>
          <table:table-cell table:style-name="ce1" table:formula="of:=[.D10]*[.$D$6]" office:value-type="currency" office:currency="USD" office:value="6">
            <text:p>$6.00</text:p>
          </table:table-cell>
          <table:table-cell table:style-name="ce1"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2" office:value-type="float" office:value="2023">
            <text:p>2023</text:p>
          </table:table-cell>
          <table:table-cell table:style-name="ce1" table:formula="of:=[.D10]+[.E10]" office:value-type="currency" office:currency="USD" office:value="106">
            <text:p>$106.00</text:p>
          </table:table-cell>
          <table:table-cell table:style-name="ce1" table:formula="of:=[.D11]*[.$D$6]" office:value-type="currency" office:currency="USD" office:value="6.36">
            <text:p>$6.36</text:p>
          </table:table-cell>
          <table:table-cell table:style-name="ce1"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2" office:value-type="float" office:value="2024">
            <text:p>2024</text:p>
          </table:table-cell>
          <table:table-cell table:style-name="ce1" table:formula="of:=[.D11]+[.E11]" office:value-type="currency" office:currency="USD" office:value="112.36">
            <text:p>$112.36</text:p>
          </table:table-cell>
          <table:table-cell table:style-name="ce1" table:formula="of:=[.D12]*[.$D$6]" office:value-type="currency" office:currency="USD" office:value="6.7416">
            <text:p>$6.74</text:p>
          </table:table-cell>
          <table:table-cell table:style-name="ce1" table:number-columns-repeated="4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2" office:value-type="float" office:value="2025">
            <text:p>2025</text:p>
          </table:table-cell>
          <table:table-cell table:style-name="ce1" table:formula="of:=[.D12]+[.E12]" office:value-type="currency" office:currency="USD" office:value="119.1016">
            <text:p>$119.10</text:p>
          </table:table-cell>
          <table:table-cell table:style-name="ce1" table:formula="of:=[.D13]*[.$D$6]" office:value-type="currency" office:currency="USD" office:value="7.146096">
            <text:p>$7.15</text:p>
          </table:table-cell>
          <table:table-cell table:style-name="ce1" table:number-columns-repeated="4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2" office:value-type="float" office:value="2026">
            <text:p>2026</text:p>
          </table:table-cell>
          <table:table-cell table:style-name="ce1" table:formula="of:=[.D13]+[.E13]" office:value-type="currency" office:currency="USD" office:value="126.247696">
            <text:p>$126.25</text:p>
          </table:table-cell>
          <table:table-cell table:style-name="ce1" table:formula="of:=[.D14]*[.$D$6]" office:value-type="currency" office:currency="USD" office:value="7.57486176">
            <text:p>$7.57</text:p>
          </table:table-cell>
          <table:table-cell table:style-name="ce1" table:number-columns-repeated="4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2" office:value-type="float" office:value="2027">
            <text:p>2027</text:p>
          </table:table-cell>
          <table:table-cell table:style-name="ce1" table:formula="of:=[.D14]+[.E14]" office:value-type="currency" office:currency="USD" office:value="133.82255776">
            <text:p>$133.82</text:p>
          </table:table-cell>
          <table:table-cell table:style-name="ce1" table:formula="of:=[.D15]*[.$D$6]" office:value-type="currency" office:currency="USD" office:value="8.0293534656">
            <text:p>$8.03</text:p>
          </table:table-cell>
          <table:table-cell table:style-name="ce1" table:number-columns-repeated="4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2" office:value-type="float" office:value="2028">
            <text:p>2028</text:p>
          </table:table-cell>
          <table:table-cell table:style-name="ce1" table:formula="of:=[.D15]+[.E15]" office:value-type="currency" office:currency="USD" office:value="141.8519112256">
            <text:p>$141.85</text:p>
          </table:table-cell>
          <table:table-cell table:style-name="ce1" table:formula="of:=[.D16]*[.$D$6]" office:value-type="currency" office:currency="USD" office:value="8.511114673536">
            <text:p>$8.51</text:p>
          </table:table-cell>
          <table:table-cell table:style-name="ce1" table:number-columns-repeated="4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2" office:value-type="float" office:value="2029">
            <text:p>2029</text:p>
          </table:table-cell>
          <table:table-cell table:style-name="ce1" table:formula="of:=[.D16]+[.E16]" office:value-type="currency" office:currency="USD" office:value="150.363025899136">
            <text:p>$150.36</text:p>
          </table:table-cell>
          <table:table-cell table:style-name="ce1" table:formula="of:=[.D17]*[.$D$6]" office:value-type="currency" office:currency="USD" office:value="9.02178155394816">
            <text:p>$9.02</text:p>
          </table:table-cell>
          <table:table-cell table:style-name="ce1" table:number-columns-repeated="4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2" office:value-type="float" office:value="2030">
            <text:p>2030</text:p>
          </table:table-cell>
          <table:table-cell table:style-name="ce1" table:formula="of:=[.D17]+[.E17]" office:value-type="currency" office:currency="USD" office:value="159.384807453084">
            <text:p>$159.38</text:p>
          </table:table-cell>
          <table:table-cell table:style-name="ce1" table:formula="of:=[.D18]*[.$D$6]" office:value-type="currency" office:currency="USD" office:value="9.56308844718505">
            <text:p>$9.56</text:p>
          </table:table-cell>
          <table:table-cell table:style-name="ce1" table:number-columns-repeated="4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2" office:value-type="float" office:value="2031">
            <text:p>2031</text:p>
          </table:table-cell>
          <table:table-cell table:style-name="ce1" table:formula="of:=[.D18]+[.E18]" office:value-type="currency" office:currency="USD" office:value="168.947895900269">
            <text:p>$168.95</text:p>
          </table:table-cell>
          <table:table-cell table:style-name="ce1" table:formula="of:=[.D19]*[.$D$6]" office:value-type="currency" office:currency="USD" office:value="10.1368737540162">
            <text:p>$10.14</text:p>
          </table:table-cell>
          <table:table-cell table:style-name="ce1"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2" office:value-type="float" office:value="2032">
            <text:p>2032</text:p>
          </table:table-cell>
          <table:table-cell table:style-name="ce1" table:formula="of:=[.D19]+[.E19]" office:value-type="currency" office:currency="USD" office:value="179.084769654285">
            <text:p>$179.08</text:p>
          </table:table-cell>
          <table:table-cell table:style-name="ce1" table:formula="of:=[.D20]*[.$D$6]" office:value-type="currency" office:currency="USD" office:value="10.7450861792571">
            <text:p>$10.75</text:p>
          </table:table-cell>
          <table:table-cell table:style-name="ce1" table:number-columns-repeated="4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2" office:value-type="float" office:value="2033">
            <text:p>2033</text:p>
          </table:table-cell>
          <table:table-cell table:style-name="ce1" table:formula="of:=[.D20]+[.E20]" office:value-type="currency" office:currency="USD" office:value="189.829855833543">
            <text:p>$189.83</text:p>
          </table:table-cell>
          <table:table-cell table:style-name="ce1" table:formula="of:=[.D21]*[.$D$6]" office:value-type="currency" office:currency="USD" office:value="11.3897913500126">
            <text:p>$11.39</text:p>
          </table:table-cell>
          <table:table-cell table:style-name="ce1" table:number-columns-repeated="4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2" office:value-type="float" office:value="2034">
            <text:p>2034</text:p>
          </table:table-cell>
          <table:table-cell table:style-name="ce1" table:formula="of:=[.D21]+[.E21]" office:value-type="currency" office:currency="USD" office:value="201.219647183555">
            <text:p>$201.22</text:p>
          </table:table-cell>
          <table:table-cell table:style-name="ce1" table:formula="of:=[.D22]*[.$D$6]" office:value-type="currency" office:currency="USD" office:value="12.0731788310133">
            <text:p>$12.07</text:p>
          </table:table-cell>
          <table:table-cell table:style-name="ce1" table:number-columns-repeated="4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19">07/19/2022</text:date>, <text:time>10:54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2-07-19T10:08:28.92</meta:creation-date>
    <dc:date>2022-07-19T10:54:27.61</dc:date>
    <dc:creator>Mark Lehr</dc:creator>
    <meta:editing-duration>PT45M59S</meta:editing-duration>
    <meta:editing-cycles>2</meta:editing-cycles>
    <meta:generator>OpenOffice/4.1.12$Win32 OpenOffice.org_project/4112m1$Build-9809</meta:generator>
    <meta:document-statistic meta:table-count="1" meta:cell-count="62" meta:object-count="0"/>
  </office:meta>
</office:document-meta>
</file>